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AVERAGE SQLITE3_EXEC" draw:style-name="gr1" draw:text-style-name="P1" svg:width="6.2988in" svg:height="3.5429in" svg:x="8.2996in" svg:y="7.7638in">
            <draw:object draw:notify-on-update-of-ranges="Sheet1.J4:Sheet1.K4 Sheet1.J5:Sheet1.K13 Sheet1.M4:Sheet1.M4 Sheet1.L5:Sheet1.L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4.8728in" svg:y="7.6969in">
            <draw:object draw:notify-on-update-of-ranges="Sheet1.N4:Sheet1.O4 Sheet1.N5:Sheet1.O13 Sheet1.Q4:Sheet1.Q4 Sheet1.P5:Sheet1.P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EST 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Average ms inserting with sqlite3_exec</text:p>
          </table:table-cell>
          <table:table-cell table:number-columns-repeated="3"/>
          <table:table-cell office:value-type="string" calcext:value-type="string">
            <text:p>Average ms inserting with prepare+step+finaliz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AVERAGE([.C3];[.C16];[.C29];[.C42];[.C55];[.C68];[.C81];[.C94];[.C107];[.C120])" office:value-type="float" office:value="310" calcext:value-type="float">
            <text:p>310</text:p>
          </table:table-cell>
          <table:table-cell office:value-type="string" calcext:value-type="string">
            <text:p>ms</text:p>
          </table:table-cell>
          <table:table-cell table:formula="of:=[.E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AVERAGE([.G3];[.G16];[.G29];[.G42];[.G55];[.G68];[.G81];[.G94];[.G107];[.G120])" office:value-type="float" office:value="330" calcext:value-type="float">
            <text:p>330</text:p>
          </table:table-cell>
          <table:table-cell office:value-type="string" calcext:value-type="string">
            <text:p>ms</text:p>
          </table:table-cell>
          <table:table-cell/>
          <table:table-cell table:style-name="ce9" office:value-type="string" calcext:value-type="string">
            <text:p>NOTE: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AVERAGE([.C4];[.C17];[.C30];[.C43];[.C56];[.C69];[.C82];[.C95];[.C108];[.C121])" office:value-type="float" office:value="290" calcext:value-type="float">
            <text:p>290</text:p>
          </table:table-cell>
          <table:table-cell office:value-type="string" calcext:value-type="string">
            <text:p>ms</text:p>
          </table:table-cell>
          <table:table-cell table:formula="of:=[.E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AVERAGE([.G4];[.G17];[.G30];[.G43];[.G56];[.G69];[.G82];[.G95];[.G108];[.G121])" office:value-type="float" office:value="295" calcext:value-type="float">
            <text:p>295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Milliseconds are per query</text:p>
          </table:table-cell>
          <table:table-cell table:style-name="ce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s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AVERAGE([.C5];[.C18];[.C31];[.C44];[.C57];[.C70];[.C83];[.C96];[.C109];[.C122])" office:value-type="float" office:value="289.7" calcext:value-type="float">
            <text:p>289.7</text:p>
          </table:table-cell>
          <table:table-cell office:value-type="string" calcext:value-type="string">
            <text:p>ms</text:p>
          </table:table-cell>
          <table:table-cell table:formula="of:=[.E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AVERAGE([.G5];[.G18];[.G31];[.G44];[.G57];[.G70];[.G83];[.G96];[.G109];[.G122])" office:value-type="float" office:value="289.6" calcext:value-type="float">
            <text:p>289.6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s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AVERAGE([.C6];[.C19];[.C32];[.C45];[.C58];[.C71];[.C84];[.C97];[.C110];[.C123])" office:value-type="float" office:value="292.5" calcext:value-type="float">
            <text:p>292.5</text:p>
          </table:table-cell>
          <table:table-cell office:value-type="string" calcext:value-type="string">
            <text:p>ms</text:p>
          </table:table-cell>
          <table:table-cell table:formula="of:=[.E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AVERAGE([.G6];[.G19];[.G32];[.G45];[.G58];[.G71];[.G84];[.G97];[.G110];[.G123])" office:value-type="float" office:value="307.5" calcext:value-type="float">
            <text:p>307.5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AVERAGE([.C7];[.C20];[.C33];[.C46];[.C59];[.C72];[.C85];[.C98];[.C111];[.C124])" office:value-type="float" office:value="286" calcext:value-type="float">
            <text:p>286</text:p>
          </table:table-cell>
          <table:table-cell office:value-type="string" calcext:value-type="string">
            <text:p>ms</text:p>
          </table:table-cell>
          <table:table-cell table:formula="of:=[.E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AVERAGE([.G7];[.G20];[.G33];[.G46];[.G59];[.G72];[.G85];[.G98];[.G111];[.G124])" office:value-type="float" office:value="288" calcext:value-type="float">
            <text:p>288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s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AVERAGE([.C8];[.C21];[.C34];[.C47];[.C60];[.C73];[.C86];[.C99];[.C112];[.C125])" office:value-type="float" office:value="282.9" calcext:value-type="float">
            <text:p>282.9</text:p>
          </table:table-cell>
          <table:table-cell office:value-type="string" calcext:value-type="string">
            <text:p>ms</text:p>
          </table:table-cell>
          <table:table-cell table:formula="of:=[.E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AVERAGE([.G8];[.G21];[.G34];[.G47];[.G60];[.G73];[.G86];[.G99];[.G112];[.G125])" office:value-type="float" office:value="294.6" calcext:value-type="float">
            <text:p>294.6</text:p>
          </table:table-cell>
          <table:table-cell office:value-type="string" calcext:value-type="string">
            <text:p>ms</text:p>
          </table:table-cell>
          <table:table-cell/>
          <table:table-cell table:style-name="ce9" office:value-type="string" calcext:value-type="string">
            <text:p>Tests executed in Linux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AVERAGE([.C9];[.C22];[.C35];[.C48];[.C61];[.C74];[.C87];[.C100];[.C113];[.C126])" office:value-type="float" office:value="282.4" calcext:value-type="float">
            <text:p>282.4</text:p>
          </table:table-cell>
          <table:table-cell office:value-type="string" calcext:value-type="string">
            <text:p>ms</text:p>
          </table:table-cell>
          <table:table-cell table:formula="of:=[.E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AVERAGE([.G9];[.G22];[.G35];[.G48];[.G61];[.G74];[.G87];[.G100];[.G113];[.G126])" office:value-type="float" office:value="322.4" calcext:value-type="float">
            <text:p>322.4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Ubuntu 14.04</text:p>
          </table:table-cell>
          <table:table-cell table:style-name="ce10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AVERAGE([.C10];[.C23];[.C36];[.C49];[.C62];[.C75];[.C88];[.C101];[.C114];[.C127])" office:value-type="float" office:value="288.6" calcext:value-type="float">
            <text:p>288.6</text:p>
          </table:table-cell>
          <table:table-cell office:value-type="string" calcext:value-type="string">
            <text:p>ms</text:p>
          </table:table-cell>
          <table:table-cell table:formula="of:=[.E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AVERAGE([.G10];[.G23];[.G36];[.G49];[.G62];[.G75];[.G88];[.G101];[.G114];[.G127])" office:value-type="float" office:value="290.8" calcext:value-type="float">
            <text:p>290.8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Arch. X64</text:p>
          </table:table-cell>
          <table:table-cell table:style-name="ce10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AVERAGE([.C11];[.C24];[.C37];[.C50];[.C63];[.C76];[.C89];[.C102];[.C115];[.C128])" office:value-type="float" office:value="291.9" calcext:value-type="float">
            <text:p>291.9</text:p>
          </table:table-cell>
          <table:table-cell office:value-type="string" calcext:value-type="string">
            <text:p>ms</text:p>
          </table:table-cell>
          <table:table-cell table:formula="of:=[.E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AVERAGE([.G11];[.G24];[.G37];[.G50];[.G63];[.G76];[.G89];[.G102];[.G115];[.G128])" office:value-type="float" office:value="282.8" calcext:value-type="float">
            <text:p>282.8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Core information:</text:p>
          </table:table-cell>
          <table:table-cell table:style-name="ce10"/>
        </table:table-row>
        <table:table-row table:style-name="ro3">
          <table:table-cell table:number-columns-repeated="9"/>
          <table:table-cell table:formula="of:=[.A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AVERAGE([.C12];[.C25];[.C38];[.C51];[.C64];[.C77];[.C90];[.C103];[.C116];[.C129])" office:value-type="float" office:value="292" calcext:value-type="float">
            <text:p>292</text:p>
          </table:table-cell>
          <table:table-cell office:value-type="string" calcext:value-type="string">
            <text:p>ms</text:p>
          </table:table-cell>
          <table:table-cell table:formula="of:=[.E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AVERAGE([.G12];[.G25];[.G38];[.G51];[.G64];[.G77];[.G90];[.G103];[.G116];[.G129])" office:value-type="float" office:value="297" calcext:value-type="float">
            <text:p>297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Number: 2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TEST 1</text:p>
          </table:table-cell>
          <table:table-cell table:number-columns-repeated="10"/>
          <table:table-cell table:style-name="ce6" table:formula="of:=AVERAGE([.L4:.L13])" office:value-type="float" office:value="290.6" calcext:value-type="float">
            <text:p>290.6</text:p>
          </table:table-cell>
          <table:table-cell table:style-name="ce8" office:value-type="string" calcext:value-type="string">
            <text:p>BEST</text:p>
          </table:table-cell>
          <table:table-cell table:number-columns-repeated="2"/>
          <table:table-cell table:style-name="ce6" table:formula="of:=AVERAGE([.P4:.P13])" office:value-type="float" office:value="299.77" calcext:value-type="float">
            <text:p>299.77</text:p>
          </table:table-cell>
          <table:table-cell table:formula="of:=[.P14]-[.L14]" office:value-type="float" office:value="9.17000000000002" calcext:value-type="float">
            <text:p>9.17</text:p>
          </table:table-cell>
          <table:table-cell/>
          <table:table-cell table:style-name="ce10" office:value-type="string" calcext:value-type="string">
            <text:p>Frequency: 2.4 GHz</text:p>
          </table:table-cell>
          <table:table-cell table:style-name="ce10"/>
        </table:table-row>
        <table:table-row table:style-name="ro3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7"/>
          <table:table-cell table:style-name="ce10" office:value-type="string" calcext:value-type="string">
            <text:p>Model: Intel Core i7-3630QM</text:p>
          </table:table-cell>
          <table:table-cell table:style-name="ce1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aximum ms inserting with sqlite_exec</text:p>
          </table:table-cell>
          <table:table-cell table:number-columns-repeated="3"/>
          <table:table-cell office:value-type="string" calcext:value-type="string">
            <text:p>Maximum ms inserting with prepare+step+finalize</text:p>
          </table:table-cell>
          <table:table-cell table:number-columns-repeated="4"/>
          <table:table-cell table:style-name="ce10" office:value-type="string" calcext:value-type="string">
            <text:p>RAM: 2 GB</text:p>
          </table:table-cell>
          <table:table-cell table:style-name="ce1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MIN([.C3];[.C16];[.C29];[.C42];[.C55];[.C68];[.C81];[.C94];[.C107];[.C120])" office:value-type="float" office:value="200" calcext:value-type="float">
            <text:p>200</text:p>
          </table:table-cell>
          <table:table-cell office:value-type="string" calcext:value-type="string">
            <text:p>ms</text:p>
          </table:table-cell>
          <table:table-cell table:formula="of:=[.E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MIN([.G3];[.G16];[.G29];[.G42];[.G55];[.G68];[.G81];[.G94];[.G107];[.G120])" office:value-type="float" office:value="200" calcext:value-type="float">
            <text:p>200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<text:s text:c="4"/>Memory: 993,9 MiB</text:p>
          </table:table-cell>
          <table:table-cell table:style-name="ce1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MIN([.C4];[.C17];[.C30];[.C43];[.C56];[.C69];[.C82];[.C95];[.C108];[.C121])"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formula="of:=[.E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MIN([.G4];[.G17];[.G30];[.G43];[.G56];[.G69];[.G82];[.G95];[.G108];[.G121])"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/>
          <table:table-cell table:style-name="ce10" office:value-type="string" calcext:value-type="string">
            <text:p><text:s text:c="4"/>Swap: 1022,0 MiB</text:p>
          </table:table-cell>
          <table:table-cell table:style-name="ce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MIN([.C5];[.C18];[.C31];[.C44];[.C57];[.C70];[.C83];[.C96];[.C109];[.C122])"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table:formula="of:=[.E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MIN([.G5];[.G18];[.G31];[.G44];[.G57];[.G70];[.G83];[.G96];[.G109];[.G122])"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s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MIN([.C6];[.C19];[.C32];[.C45];[.C58];[.C71];[.C84];[.C97];[.C110];[.C123])"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formula="of:=[.E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MIN([.G6];[.G19];[.G32];[.G45];[.G58];[.G71];[.G84];[.G97];[.G110];[.G123])"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MIN([.C7];[.C20];[.C33];[.C46];[.C59];[.C72];[.C85];[.C98];[.C111];[.C124])"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table:formula="of:=[.E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MIN([.G7];[.G20];[.G33];[.G46];[.G59];[.G72];[.G85];[.G98];[.G111];[.G124])"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s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MIN([.C8];[.C21];[.C34];[.C47];[.C60];[.C73];[.C86];[.C99];[.C112];[.C125])"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formula="of:=[.E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MIN([.G8];[.G21];[.G34];[.G47];[.G60];[.G73];[.G86];[.G99];[.G112];[.G125])"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s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MIN([.C9];[.C22];[.C35];[.C48];[.C61];[.C74];[.C87];[.C100];[.C113];[.C126])" office:value-type="float" office:value="242" calcext:value-type="float">
            <text:p>242</text:p>
          </table:table-cell>
          <table:table-cell office:value-type="string" calcext:value-type="string">
            <text:p>ms</text:p>
          </table:table-cell>
          <table:table-cell table:formula="of:=[.E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MIN([.G9];[.G22];[.G35];[.G48];[.G61];[.G74];[.G87];[.G100];[.G113];[.G126])"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MIN([.C10];[.C23];[.C36];[.C49];[.C62];[.C75];[.C88];[.C101];[.C114];[.C127])"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  <table:table-cell table:formula="of:=[.E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MIN([.G10];[.G23];[.G36];[.G49];[.G62];[.G75];[.G88];[.G101];[.G114];[.G127])"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s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MIN([.C11];[.C24];[.C37];[.C50];[.C63];[.C76];[.C89];[.C102];[.C115];[.C128])"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table:formula="of:=[.E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MIN([.G11];[.G24];[.G37];[.G50];[.G63];[.G76];[.G89];[.G102];[.G115];[.G128])"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table:number-columns-repeated="9"/>
          <table:table-cell table:formula="of:=[.A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MIN([.C12];[.C25];[.C38];[.C51];[.C64];[.C77];[.C90];[.C103];[.C116];[.C129])"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  <table:table-cell table:formula="of:=[.E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MIN([.G12];[.G25];[.G38];[.G51];[.G64];[.G77];[.G90];[.G103];[.G116];[.G129])"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ST 2</text:p>
          </table:table-cell>
          <table:table-cell table:number-columns-repeated="10"/>
          <table:table-cell table:style-name="ce6" table:formula="of:=AVERAGE([.L17:.L26])" office:value-type="float" office:value="239.5" calcext:value-type="float">
            <text:p>239.5</text:p>
          </table:table-cell>
          <table:table-cell table:style-name="ce8" office:value-type="string" calcext:value-type="string">
            <text:p>BEST</text:p>
          </table:table-cell>
          <table:table-cell table:number-columns-repeated="2"/>
          <table:table-cell table:style-name="ce6" table:formula="of:=AVERAGE([.P17:.P26])" office:value-type="float" office:value="244.3" calcext:value-type="float">
            <text:p>244.3</text:p>
          </table:table-cell>
          <table:table-cell table:formula="of:=[.P27]-[.L27]" office:value-type="float" office:value="4.80000000000001" calcext:value-type="float">
            <text:p>4.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inimum ms inserting with sqlite_exec</text:p>
          </table:table-cell>
          <table:table-cell table:number-columns-repeated="3"/>
          <table:table-cell office:value-type="string" calcext:value-type="string">
            <text:p>Minimum ms inserting with prepare+step+finalize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MAX([.C3];[.C16];[.C29];[.C42];[.C55];[.C68];[.C81];[.C94];[.C107];[.C120])"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formula="of:=[.E3]"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table:formula="of:=MAX([.G3];[.G16];[.G29];[.G42];[.G55];[.G68];[.G81];[.G94];[.G107];[.G120])"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MAX([.C4];[.C17];[.C30];[.C43];[.C56];[.C69];[.C82];[.C95];[.C108];[.C121])"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formula="of:=[.E4]"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table:formula="of:=MAX([.G4];[.G17];[.G30];[.G43];[.G56];[.G69];[.G82];[.G95];[.G108];[.G121])"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MAX([.C5];[.C18];[.C31];[.C44];[.C57];[.C70];[.C83];[.C96];[.C109];[.C122])"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table:formula="of:=[.E5]"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table:formula="of:=MAX([.G5];[.G18];[.G31];[.G44];[.G57];[.G70];[.G83];[.G96];[.G109];[.G122])" office:value-type="float" office:value="366" calcext:value-type="float">
            <text:p>366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MAX([.C6];[.C19];[.C32];[.C45];[.C58];[.C71];[.C84];[.C97];[.C110];[.C123])"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formula="of:=[.E6]"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table:formula="of:=MAX([.G6];[.G19];[.G32];[.G45];[.G58];[.G71];[.G84];[.G97];[.G110];[.G123])" office:value-type="float" office:value="425" calcext:value-type="float">
            <text:p>425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s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MAX([.C7];[.C20];[.C33];[.C46];[.C59];[.C72];[.C85];[.C98];[.C111];[.C124])"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table:formula="of:=[.E7]"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table:formula="of:=MAX([.G7];[.G20];[.G33];[.G46];[.G59];[.G72];[.G85];[.G98];[.G111];[.G124])"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s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MAX([.C8];[.C21];[.C34];[.C47];[.C60];[.C73];[.C86];[.C99];[.C112];[.C125])" office:value-type="float" office:value="366" calcext:value-type="float">
            <text:p>366</text:p>
          </table:table-cell>
          <table:table-cell office:value-type="string" calcext:value-type="string">
            <text:p>ms</text:p>
          </table:table-cell>
          <table:table-cell table:formula="of:=[.E8]"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table:formula="of:=MAX([.G8];[.G21];[.G34];[.G47];[.G60];[.G73];[.G86];[.G99];[.G112];[.G125])"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s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MAX([.C9];[.C22];[.C35];[.C48];[.C61];[.C74];[.C87];[.C100];[.C113];[.C126])" office:value-type="float" office:value="328" calcext:value-type="float">
            <text:p>328</text:p>
          </table:table-cell>
          <table:table-cell office:value-type="string" calcext:value-type="string">
            <text:p>ms</text:p>
          </table:table-cell>
          <table:table-cell table:formula="of:=[.E9]"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table:formula="of:=MAX([.G9];[.G22];[.G35];[.G48];[.G61];[.G74];[.G87];[.G100];[.G113];[.G126])" office:value-type="float" office:value="585" calcext:value-type="float">
            <text:p>585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MAX([.C10];[.C23];[.C36];[.C49];[.C62];[.C75];[.C88];[.C101];[.C114];[.C127])" office:value-type="float" office:value="362" calcext:value-type="float">
            <text:p>362</text:p>
          </table:table-cell>
          <table:table-cell office:value-type="string" calcext:value-type="string">
            <text:p>ms</text:p>
          </table:table-cell>
          <table:table-cell table:formula="of:=[.E10]"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table:formula="of:=MAX([.G10];[.G23];[.G36];[.G49];[.G62];[.G75];[.G88];[.G101];[.G114];[.G127])" office:value-type="float" office:value="337" calcext:value-type="float">
            <text:p>337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s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MAX([.C11];[.C24];[.C37];[.C50];[.C63];[.C76];[.C89];[.C102];[.C115];[.C128])"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table:formula="of:=[.E11]"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table:formula="of:=MAX([.G11];[.G24];[.G37];[.G50];[.G63];[.G76];[.G89];[.G102];[.G115];[.G128])"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table:number-columns-repeated="9"/>
          <table:table-cell table:formula="of:=[.A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MAX([.C12];[.C25];[.C38];[.C51];[.C64];[.C77];[.C90];[.C103];[.C116];[.C129])" office:value-type="float" office:value="330" calcext:value-type="float">
            <text:p>330</text:p>
          </table:table-cell>
          <table:table-cell office:value-type="string" calcext:value-type="string">
            <text:p>ms</text:p>
          </table:table-cell>
          <table:table-cell table:formula="of:=[.E12]"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table:formula="of:=MAX([.G12];[.G25];[.G38];[.G51];[.G64];[.G77];[.G90];[.G103];[.G116];[.G129])"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ST 3</text:p>
          </table:table-cell>
          <table:table-cell table:number-columns-repeated="10"/>
          <table:table-cell table:style-name="ce6" table:formula="of:=AVERAGE([.L30:.L39])" office:value-type="float" office:value="354.2" calcext:value-type="float">
            <text:p>354.2</text:p>
          </table:table-cell>
          <table:table-cell table:style-name="ce8" office:value-type="string" calcext:value-type="string">
            <text:p>BEST</text:p>
          </table:table-cell>
          <table:table-cell table:number-columns-repeated="2"/>
          <table:table-cell table:style-name="ce6" table:formula="of:=AVERAGE([.P30:.P39])" office:value-type="float" office:value="388.6" calcext:value-type="float">
            <text:p>388.6</text:p>
          </table:table-cell>
          <table:table-cell table:formula="of:=[.P40]-[.L40]" office:value-type="float" office:value="34.4" calcext:value-type="float">
            <text:p>34.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3"/>
          <table:table-cell table:style-name="ce7" office:value-type="string" calcext:value-type="string">
            <text:p>AVERAGE SQLITE3_EXEC</text:p>
          </table:table-cell>
          <table:table-cell table:number-columns-repeated="6"/>
          <table:table-cell table:style-name="ce7" office:value-type="string" calcext:value-type="string">
            <text:p>AVERAGE PREPARE+STEP+FINALIZE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5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6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3" table:number-rows-spanned="1">
            <text:p>Insert with sqlite_exec</text:p>
          </table:table-cell>
          <table:covered-table-cell table:number-columns-repeated="2" table:style-name="ce4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7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3" table:number-rows-spanned="1">
            <text:p>Insert with sqlite_exec</text:p>
          </table:table-cell>
          <table:covered-table-cell table:number-columns-repeated="2" table:style-name="ce4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8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table:style-name="ce1" office:value-type="string" calcext:value-type="string">
            <text:p>TEST 9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 table:number-columns-spanned="3" table:number-rows-spanned="1">
            <text:p>Insert with sqlite_exec</text:p>
          </table:table-cell>
          <table:covered-table-cell table:number-columns-repeated="2"/>
          <table:table-cell/>
          <table:table-cell table:style-name="ce5" office:value-type="string" calcext:value-type="string" table:number-columns-spanned="7" table:number-rows-spanned="1">
            <text:p>Insert with sqlite3_prepare + step + finaliz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9:32:13.181815437</meta:creation-date>
    <dc:date>2014-08-11T21:03:53.641685435</dc:date>
    <meta:editing-duration>PT36M54S</meta:editing-duration>
    <meta:editing-cycles>9</meta:editing-cycles>
    <meta:generator>LibreOffice/4.2.4.2$Linux_X86_64 LibreOffice_project/420m0$Build-2</meta:generator>
    <meta:document-statistic meta:table-count="1" meta:cell-count="1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201cm" style:legend-expansion="high" chart:style-name="ch2"/>
        <chart:plot-area chart:style-name="ch3" table:cell-range-address="Sheet1.J4:Sheet1.K13 Sheet1.M4:Sheet1.M4 Sheet1.L5:Sheet1.L13" chart:data-source-has-labels="both" svg:x="0.77cm" svg:y="0.855cm" svg:width="12.77cm" svg:height="7.545cm">
          <chartooo:coordinate-region svg:x="1.577cm" svg:y="1.054cm" svg:width="11.963cm" svg:height="6.301cm"/>
          <chart:axis chart:dimension="x" chart:name="primary-x" chart:style-name="ch4" chartooo:axis-type="auto">
            <chartooo:date-scale/>
            <chart:categories table:cell-range-address="Sheet1.J5:Sheet1.K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5:Sheet1.L13" chart:label-cell-address="Sheet1.M4:Sheet1.M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M4:Sheet1.M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  <draw:g>
                  <svg:desc>Sheet1.J5:Sheet1.K13</svg:desc>
                </draw:g>
              </table:table-cell>
              <table:table-cell office:value-type="float" office:value="290">
                <text:p>290</text:p>
                <draw:g>
                  <svg:desc>Sheet1.L5:Sheet1.L13</svg:desc>
                </draw:g>
              </table:table-cell>
            </table:table-row>
            <table:table-row>
              <table:table-cell office:value-type="float" office:value="30">
                <text:p>3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9.7">
                <text:p>289.7</text:p>
              </table:table-cell>
            </table:table-row>
            <table:table-row>
              <table:table-cell office:value-type="float" office:value="40">
                <text:p>4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float" office:value="50">
                <text:p>5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">
                <text:p>6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float" office:value="70">
                <text:p>7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2.4">
                <text:p>282.4</text:p>
              </table:table-cell>
            </table:table-row>
            <table:table-row>
              <table:table-cell office:value-type="float" office:value="80">
                <text:p>8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float" office:value="90">
                <text:p>9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1.9">
                <text:p>291.9</text:p>
              </table:table-cell>
            </table:table-row>
            <table:table-row>
              <table:table-cell office:value-type="float" office:value="100">
                <text:p>10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2">
                <text:p>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178cm" svg:y="4.204cm" style:legend-expansion="high" chart:style-name="ch2"/>
        <chart:plot-area chart:style-name="ch3" table:cell-range-address="Sheet1.N4:Sheet1.O13 Sheet1.Q4:Sheet1.Q4 Sheet1.P5:Sheet1.P13" chart:data-source-has-labels="both" svg:x="0.769cm" svg:y="0.855cm" svg:width="12.771cm" svg:height="7.551cm">
          <chartooo:coordinate-region svg:x="1.576cm" svg:y="1.054cm" svg:width="11.964cm" svg:height="6.307cm"/>
          <chart:axis chart:dimension="x" chart:name="primary-x" chart:style-name="ch4" chartooo:axis-type="auto">
            <chartooo:date-scale/>
            <chart:categories table:cell-range-address="Sheet1.N5:Sheet1.O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5:Sheet1.P13" chart:label-cell-address="Sheet1.Q4:Sheet1.Q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Q4:Sheet1.Q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  <draw:g>
                  <svg:desc>Sheet1.N5:Sheet1.O13</svg:desc>
                </draw:g>
              </table:table-cell>
              <table:table-cell office:value-type="float" office:value="295">
                <text:p>295</text:p>
                <draw:g>
                  <svg:desc>Sheet1.P5:Sheet1.P13</svg:desc>
                </draw:g>
              </table:table-cell>
            </table:table-row>
            <table:table-row>
              <table:table-cell office:value-type="float" office:value="30">
                <text:p>3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9.6">
                <text:p>289.6</text:p>
              </table:table-cell>
            </table:table-row>
            <table:table-row>
              <table:table-cell office:value-type="float" office:value="40">
                <text:p>4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float" office:value="50">
                <text:p>5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">
                <text:p>6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4.6">
                <text:p>294.6</text:p>
              </table:table-cell>
            </table:table-row>
            <table:table-row>
              <table:table-cell office:value-type="float" office:value="70">
                <text:p>7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float" office:value="80">
                <text:p>8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float" office:value="90">
                <text:p>9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82.8">
                <text:p>282.8</text:p>
              </table:table-cell>
            </table:table-row>
            <table:table-row>
              <table:table-cell office:value-type="float" office:value="100">
                <text:p>100 times</text:p>
                <text:list>
                  <text:list-item>
                    <text:p/>
                  </text:list-item>
                  <text:list-item>
                    <text:p>times</text:p>
                  </text:list-item>
                </text:list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